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peed 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V bat(V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0.26" calcext:value-type="float">
            <text:p>0.26</text:p>
          </table:table-cell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.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.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.16</text:p>
          </table:table-cell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/>
          <table:table-cell office:value-type="string" calcext:value-type="string">
            <text:p>5 sensors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8" calcext:value-type="float">
            <text:p>0.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0.25" calcext:value-type="float">
            <text:p>0.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7" calcext:value-type="float">
            <text:p>0.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7" calcext:value-type="float">
            <text:p>0.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1.6" calcext:value-type="float">
            <text:p>1.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" calcext:value-type="float">
            <text:p>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5:30:24.921769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4:26:59.253822680</meta:creation-date>
    <meta:generator>LibreOffice/25.8.2.2$Linux_X86_64 LibreOffice_project/580$Build-2</meta:generator>
    <dc:date>2025-10-24T16:38:32.429630992</dc:date>
    <meta:editing-duration>PT1H35M57S</meta:editing-duration>
    <meta:editing-cycles>68</meta:editing-cycles>
    <meta:document-statistic meta:table-count="1" meta:cell-count="133" meta:object-count="0"/>
  </office:meta>
</office:document-meta>
</file>